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, apple-system, BlinkMacSystemFont, 'Segoe UI', Roboto, Oxygen, Ubuntu, Cantarell, 'Fira Sans', 'Droid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 style:list-style-name="L3">
      <style:text-properties style:font-name="Calibri"/>
    </style:style>
    <style:style style:name="P3" style:family="paragraph" style:parent-style-name="Standard" style:list-style-name="L1">
      <style:text-properties style:font-name="Calibri"/>
    </style:style>
    <style:style style:name="P4" style:family="paragraph" style:parent-style-name="Standard" style:list-style-name="L5">
      <style:text-properties style:font-name="Calibri"/>
    </style:style>
    <style:style style:name="P5" style:family="paragraph" style:parent-style-name="Standard">
      <style:text-properties style:font-name="Calibri" fo:font-weight="bold" style:font-weight-asian="bold" style:font-weight-complex="bold"/>
    </style:style>
    <style:style style:name="P6" style:family="paragraph" style:parent-style-name="Standard">
      <style:text-properties style:font-name="Calibri" fo:font-weight="bold" officeooo:rsid="001ee7a0" officeooo:paragraph-rsid="001ee7a0" style:font-weight-asian="bold" style:font-weight-complex="bold"/>
    </style:style>
    <style:style style:name="P7" style:family="paragraph" style:parent-style-name="Standard">
      <style:text-properties style:font-name="Calibri" fo:font-weight="bold" officeooo:rsid="00288e90" officeooo:paragraph-rsid="00288e90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 style:list-style-name="L7">
      <style:text-properties style:font-name="Calibri" fo:font-weight="normal" officeooo:rsid="001dd529" officeooo:paragraph-rsid="001dd529" style:font-weight-asian="normal" style:font-weight-complex="normal"/>
    </style:style>
    <style:style style:name="P10" style:family="paragraph" style:parent-style-name="Standard">
      <style:text-properties style:font-name="Calibri" fo:font-weight="normal" officeooo:rsid="001dd529" officeooo:paragraph-rsid="001dd529" style:font-weight-asian="normal" style:font-weight-complex="normal"/>
    </style:style>
    <style:style style:name="P11" style:family="paragraph" style:parent-style-name="Standard">
      <style:text-properties style:font-name="Calibri" fo:font-weight="normal" officeooo:rsid="001dd9be" officeooo:paragraph-rsid="001dd9be" style:font-weight-asian="normal" style:font-weight-complex="normal"/>
    </style:style>
    <style:style style:name="P12" style:family="paragraph" style:parent-style-name="Standard" style:list-style-name="L7">
      <style:paragraph-properties fo:margin-top="0cm" fo:margin-bottom="0cm" style:contextual-spacing="false" fo:line-height="115%"/>
      <style:text-properties style:font-name="Calibri" fo:font-weight="normal" officeooo:rsid="001dd9be" officeooo:paragraph-rsid="001dd9be" style:font-weight-asian="normal" style:font-weight-complex="normal"/>
    </style:style>
    <style:style style:name="P13" style:family="paragraph" style:parent-style-name="Standard">
      <style:text-properties style:font-name="Calibri" fo:font-weight="normal" officeooo:rsid="001ee7a0" officeooo:paragraph-rsid="001ee7a0" style:font-weight-asian="normal" style:font-weight-complex="normal"/>
    </style:style>
    <style:style style:name="P14" style:family="paragraph" style:parent-style-name="Standard" style:list-style-name="L12">
      <style:text-properties style:font-name="Calibri" fo:font-weight="normal" officeooo:rsid="001ee7a0" officeooo:paragraph-rsid="001ee7a0" style:font-weight-asian="normal" style:font-weight-complex="normal"/>
    </style:style>
    <style:style style:name="P15" style:family="paragraph" style:parent-style-name="Standard" style:list-style-name="L12">
      <style:text-properties style:font-name="Calibri" fo:font-weight="normal" officeooo:rsid="001fb586" officeooo:paragraph-rsid="001fb586" style:font-weight-asian="normal" style:font-weight-complex="normal"/>
    </style:style>
    <style:style style:name="P16" style:family="paragraph" style:parent-style-name="Standard" style:list-style-name="L12">
      <style:text-properties style:font-name="Calibri" fo:font-weight="normal" officeooo:rsid="00215e7d" officeooo:paragraph-rsid="00215e7d" style:font-weight-asian="normal" style:font-weight-complex="normal"/>
    </style:style>
    <style:style style:name="P17" style:family="paragraph" style:parent-style-name="Standard">
      <style:text-properties style:font-name="Calibri" fo:font-weight="normal" officeooo:rsid="00215e7d" officeooo:paragraph-rsid="00215e7d" style:font-weight-asian="normal" style:font-weight-complex="normal"/>
    </style:style>
    <style:style style:name="P18" style:family="paragraph" style:parent-style-name="Standard" style:list-style-name="L12">
      <style:text-properties style:font-name="Calibri" fo:font-weight="normal" officeooo:rsid="0024a6a4" officeooo:paragraph-rsid="0024a6a4" style:font-weight-asian="normal" style:font-weight-complex="normal"/>
    </style:style>
    <style:style style:name="P19" style:family="paragraph" style:parent-style-name="Standard" style:list-style-name="L13">
      <style:text-properties style:font-name="Calibri" fo:font-weight="normal" officeooo:rsid="0025864a" officeooo:paragraph-rsid="0025864a" style:font-weight-asian="normal" style:font-weight-complex="normal"/>
    </style:style>
    <style:style style:name="P20" style:family="paragraph" style:parent-style-name="Standard" style:list-style-name="L13">
      <style:text-properties style:font-name="Calibri" fo:font-weight="normal" officeooo:rsid="0025864a" officeooo:paragraph-rsid="002699b9" style:font-weight-asian="normal" style:font-weight-complex="normal"/>
    </style:style>
    <style:style style:name="P21" style:family="paragraph" style:parent-style-name="Standard">
      <style:text-properties style:font-name="Calibri" fo:font-weight="normal" officeooo:rsid="0025864a" officeooo:paragraph-rsid="002699b9" style:font-weight-asian="normal" style:font-weight-complex="normal"/>
    </style:style>
    <style:style style:name="P22" style:family="paragraph" style:parent-style-name="Standard" style:list-style-name="L14">
      <style:text-properties style:font-name="Calibri" fo:font-weight="normal" officeooo:rsid="00288e90" officeooo:paragraph-rsid="00288e90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Calibri" fo:font-size="14pt" style:text-underline-style="solid" style:text-underline-width="auto" style:text-underline-color="font-color" fo:font-weight="bold" officeooo:rsid="001ee7a0" officeooo:paragraph-rsid="001ee7a0" style:font-size-asian="14pt" style:font-weight-asian="bold" style:font-size-complex="14pt" style:font-weight-complex="bold"/>
    </style:style>
    <style:style style:name="P24" style:family="paragraph" style:parent-style-name="Standard" style:list-style-name="L8">
      <style:text-properties officeooo:rsid="0006511b" officeooo:paragraph-rsid="001dd9be"/>
    </style:style>
    <style:style style:name="P25" style:family="paragraph" style:parent-style-name="Standard" style:list-style-name="L8">
      <style:text-properties officeooo:rsid="00053dbf" officeooo:paragraph-rsid="001dd9be"/>
    </style:style>
    <style:style style:name="P26" style:family="paragraph" style:parent-style-name="Standard">
      <style:text-properties officeooo:rsid="00053dbf" officeooo:paragraph-rsid="001dd9be"/>
    </style:style>
    <style:style style:name="P27" style:family="paragraph" style:parent-style-name="Standard">
      <style:paragraph-properties fo:break-before="page"/>
      <style:text-properties officeooo:rsid="00053dbf" officeooo:paragraph-rsid="001dd9be"/>
    </style:style>
    <style:style style:name="P28" style:family="paragraph" style:parent-style-name="Standard" style:list-style-name="L8">
      <style:text-properties officeooo:paragraph-rsid="001dd9be"/>
    </style:style>
    <style:style style:name="P29" style:family="paragraph" style:parent-style-name="Standard" style:list-style-name="L8">
      <style:text-properties officeooo:rsid="0005b3f8" officeooo:paragraph-rsid="001dd9be"/>
    </style:style>
    <style:style style:name="P30" style:family="paragraph" style:parent-style-name="Text_20_body" style:list-style-name="L7">
      <style:paragraph-properties fo:margin-top="0cm" fo:margin-bottom="0cm" style:contextual-spacing="false" fo:line-height="115%"/>
      <style:text-properties fo:font-variant="normal" fo:text-transform="none" fo:color="#212525" loext:opacity="100%" style:font-name="Inter" fo:font-size="11.25pt" fo:letter-spacing="normal" fo:font-style="normal" fo:font-weight="normal" officeooo:paragraph-rsid="001dd9b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219b" style:font-weight-asian="normal" style:font-weight-complex="normal"/>
    </style:style>
    <style:style style:name="T3" style:family="text">
      <style:text-properties fo:font-weight="normal" officeooo:rsid="001bf58b" style:font-weight-asian="normal" style:font-weight-complex="normal"/>
    </style:style>
    <style:style style:name="T4" style:family="text">
      <style:text-properties officeooo:rsid="001dd529"/>
    </style:style>
    <style:style style:name="T5" style:family="text">
      <style:text-properties officeooo:rsid="00053dbf"/>
    </style:style>
    <style:style style:name="T6" style:family="text">
      <style:text-properties officeooo:rsid="0006511b"/>
    </style:style>
    <style:style style:name="T7" style:family="text">
      <style:text-properties officeooo:rsid="001dd9be" style:font-weight-asian="normal" style:font-weight-complex="normal"/>
    </style:style>
    <style:style style:name="T8" style:family="text">
      <style:text-properties officeooo:rsid="00215e7d"/>
    </style:style>
    <style:style style:name="T9" style:family="text">
      <style:text-properties officeooo:rsid="002699b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laboração de regras de negócio <text:span text:style-name="T4">da plataforma ProofChain</text:span></text:p>
      <text:p text:style-name="P1"/>
      <text:p text:style-name="P23">LANDINGPAGE</text:p>
      <text:p text:style-name="P23"/>
      <text:p text:style-name="P1"/>
      <text:p text:style-name="P5">1) Autenticação de cerftificado</text:p>
      <text:list text:style-name="L3">
        <text:list-item>
          <text:p text:style-name="P2"><text:span text:style-name="T3">C</text:span><text:span text:style-name="T1">licar no botão de autenticação</text:span></text:p>
        </text:list-item>
        <text:list-item>
          <text:p text:style-name="P2"><text:span text:style-name="T3">R</text:span><text:span text:style-name="T2">ecebimento do código do certificado</text:span></text:p>
        </text:list-item>
        <text:list-item>
          <text:p text:style-name="P2"><text:span text:style-name="T2">S</text:span><text:span text:style-name="T1">e existir</text:span></text:p>
        </text:list-item>
      </text:list>
      <text:list text:style-name="L1">
        <text:list-item>
          <text:list>
            <text:list-item>
              <text:p text:style-name="P3">validação do código através de pesquisa em banco de dados.</text:p>
            </text:list-item>
            <text:list-item>
              <text:p text:style-name="P3">Caso autenticado, buscar informações na web3 através de hash gravado</text:p>
            </text:list-item>
            <text:list-item>
              <text:p text:style-name="P3">Apresentar os dados do certificado</text:p>
            </text:list-item>
          </text:list>
        </text:list-item>
        <text:list-item>
          <text:p text:style-name="P3">Senão</text:p>
          <text:list>
            <text:list-item>
              <text:p text:style-name="P3">Enviar mensagem que não existe certificado</text:p>
            </text:list-item>
          </text:list>
        </text:list-item>
      </text:list>
      <text:p text:style-name="P1"/>
      <text:p text:style-name="P5">2) Login</text:p>
      <text:list text:style-name="L5">
        <text:list-item>
          <text:p text:style-name="P4">Clicar no botão de login</text:p>
        </text:list-item>
        <text:list-item>
          <text:p text:style-name="P4">Digitar e-mail e senha válidos</text:p>
        </text:list-item>
        <text:list-item>
          <text:p text:style-name="P4">Caso válidos</text:p>
          <text:list>
            <text:list-item>
              <text:p text:style-name="P4">Analisar qual o plano contratado do cliente</text:p>
            </text:list-item>
            <text:list-item>
              <text:p text:style-name="P4">Dar acesso ao dashboard</text:p>
            </text:list-item>
          </text:list>
        </text:list-item>
        <text:list-item>
          <text:p text:style-name="P4">Caso e-mail inválido</text:p>
          <text:list>
            <text:list-item>
              <text:p text:style-name="P4">Enviar mensagem solicitando digitar novamente, pois o e-mail é inválido</text:p>
            </text:list-item>
          </text:list>
        </text:list-item>
        <text:list-item>
          <text:p text:style-name="P4">Caso a senha seja inválida</text:p>
          <text:list>
            <text:list-item>
              <text:p text:style-name="P4">Enviar mensagem solicitando digitar novamente, pois a senha é inválida</text:p>
            </text:list-item>
          </text:list>
        </text:list-item>
      </text:list>
      <text:p text:style-name="P1"/>
      <text:p text:style-name="P5">3) <text:span text:style-name="T4">Assinatura de plano</text:span></text:p>
      <text:list text:style-name="L7">
        <text:list-item>
          <text:p text:style-name="P9">Receber a informação solicitando assinatura. </text:p>
        </text:list-item>
        <text:list-item>
          <text:p text:style-name="P9">Validar qual o tipo de assinatura está sendo contratada</text:p>
          <text:list>
            <text:list-item>
              <text:p text:style-name="P9">Caso Free</text:p>
              <text:list>
                <text:list-item>
                  <text:p text:style-name="P9">1 cadastro para a empresa</text:p>
                </text:list-item>
                <text:list-item>
                  <text:p text:style-name="P9">1 cadastro de professor</text:p>
                </text:list-item>
                <text:list-item>
                  <text:p text:style-name="P9">1 cadastro de curso</text:p>
                </text:list-item>
                <text:list-item>
                  <text:p text:style-name="P9">Emissão de 5 certificados</text:p>
                </text:list-item>
                <text:list-item>
                  <text:p text:style-name="P9">10 autenticações</text:p>
                </text:list-item>
                <text:list-item>
                  <text:p text:style-name="P9">Lançar prazo de validade de 7 dias</text:p>
                  <text:p text:style-name="P9"/>
                </text:list-item>
              </text:list>
            </text:list-item>
            <text:list-item>
              <text:p text:style-name="P12">Caso Inicial</text:p>
              <text:list>
                <text:list-item>
                  <text:p text:style-name="P30"><text:span text:style-name="T7">Cadastro da instituição</text:span></text:p>
                </text:list-item>
                <text:list-item>
                  <text:p text:style-name="P30">Cadastro de até 2 cursos</text:p>
                </text:list-item>
                <text:list-item>
                  <text:p text:style-name="P30">Cadastro de até 2 professores</text:p>
                </text:list-item>
                <text:list-item>
                  <text:p text:style-name="P30">Emissão de até 10 certificados</text:p>
                </text:list-item>
                <text:list-item>
                  <text:p text:style-name="P30">50 autenticações/mês</text:p>
                </text:list-item>
                <text:list-item>
                  <text:p text:style-name="P30">Modelo padrão</text:p>
                </text:list-item>
                <text:list-item>
                  <text:p text:style-name="P30">Relatórios básicos</text:p>
                </text:list-item>
                <text:list-item>
                  <text:p text:style-name="P30">Válido por 15 dias</text:p>
                  <text:p text:style-name="P12"/>
                </text:list-item>
              </text:list>
            </text:list-item>
            <text:list-item>
              <text:p text:style-name="P12"><text:soft-page-break/>Caso Básico</text:p>
              <text:list>
                <text:list-item>
                  <text:p text:style-name="P30"><text:span text:style-name="T7">Cadastro da instituição</text:span></text:p>
                </text:list-item>
                <text:list-item>
                  <text:p text:style-name="P30">Cadastro de até 10 cursos</text:p>
                </text:list-item>
                <text:list-item>
                  <text:p text:style-name="P30">Cadastro de até 10 professores</text:p>
                </text:list-item>
                <text:list-item>
                  <text:p text:style-name="P30">Emissão de até 10 certificados</text:p>
                </text:list-item>
                <text:list-item>
                  <text:p text:style-name="P30">200 autenticações/mês</text:p>
                </text:list-item>
                <text:list-item>
                  <text:p text:style-name="P30">Modelos padrão</text:p>
                </text:list-item>
                <text:list-item>
                  <text:p text:style-name="P30">Relatórios avançados</text:p>
                </text:list-item>
                <text:list-item>
                  <text:p text:style-name="P30">Dashboard completo</text:p>
                </text:list-item>
                <text:list-item>
                  <text:p text:style-name="P30">Suporte prioritário</text:p>
                </text:list-item>
                <text:list-item>
                  <text:p text:style-name="P30">Cancele quando quiser</text:p>
                  <text:p text:style-name="P30"/>
                </text:list-item>
              </text:list>
            </text:list-item>
            <text:list-item>
              <text:p text:style-name="P12">Caso Premium</text:p>
              <text:list>
                <text:list-item>
                  <text:p text:style-name="P30"><text:span text:style-name="T7">Cadastro da instituição</text:span></text:p>
                </text:list-item>
                <text:list-item>
                  <text:p text:style-name="P30">Cursos ilimitados</text:p>
                </text:list-item>
                <text:list-item>
                  <text:p text:style-name="P30">Professores ilimitados</text:p>
                </text:list-item>
                <text:list-item>
                  <text:p text:style-name="P30">Certificados ilimitados</text:p>
                </text:list-item>
                <text:list-item>
                  <text:p text:style-name="P30">2000 autenticações/mês</text:p>
                </text:list-item>
                <text:list-item>
                  <text:p text:style-name="P30">Modelos personalizados</text:p>
                </text:list-item>
                <text:list-item>
                  <text:p text:style-name="P30">Relatórios avançados</text:p>
                </text:list-item>
                <text:list-item>
                  <text:p text:style-name="P30">Dashboard avançado</text:p>
                </text:list-item>
                <text:list-item>
                  <text:p text:style-name="P30">API de integração</text:p>
                </text:list-item>
                <text:list-item>
                  <text:p text:style-name="P30">Suporte dedicado</text:p>
                </text:list-item>
              </text:list>
            </text:list-item>
          </text:list>
        </text:list-item>
      </text:list>
      <text:p text:style-name="P11"/>
      <text:p text:style-name="P23">DASHBOARD INSTITUIÇÃO</text:p>
      <text:p text:style-name="P13"/>
      <text:p text:style-name="P6"/>
      <text:p text:style-name="P21">1) Tela inicial</text:p>
      <text:list text:style-name="L13">
        <text:list-item>
          <text:p text:style-name="P20">Apresentar valor de certificados emitidos</text:p>
        </text:list-item>
        <text:list-item>
          <text:p text:style-name="P20">Quantidade de certificados emitidos no mês</text:p>
        </text:list-item>
        <text:list-item>
          <text:p text:style-name="P20">Percentual entre certificados emitidos no mês e o mês anterior</text:p>
        </text:list-item>
        <text:list-item>
          <text:p text:style-name="P20">Quantidade de cursos ativos</text:p>
        </text:list-item>
        <text:list-item>
          <text:p text:style-name="P20">Listagem dos últimos 5 certificados contendo:</text:p>
          <text:list>
            <text:list-item>
              <text:p text:style-name="P20">Código do certificado</text:p>
            </text:list-item>
            <text:list-item>
              <text:p text:style-name="P20">Nome do participante</text:p>
            </text:list-item>
            <text:list-item>
              <text:p text:style-name="P20">Nome do curso</text:p>
            </text:list-item>
            <text:list-item>
              <text:p text:style-name="P20">Data de emissão</text:p>
            </text:list-item>
            <text:list-item>
              <text:p text:style-name="P20">Status do certificado</text:p>
              <text:p text:style-name="P20"/>
            </text:list-item>
          </text:list>
        </text:list-item>
      </text:list>
      <text:p text:style-name="P6"><text:span text:style-name="T9">2</text:span>) Certificados:</text:p>
      <text:list text:style-name="L12">
        <text:list-item>
          <text:p text:style-name="P14">Apresentar uma listagem de todos os certificados emitidos pela instituição contendo os dados em cada linha</text:p>
          <text:list>
            <text:list-item>
              <text:p text:style-name="P14">Código do certificado</text:p>
            </text:list-item>
            <text:list-item>
              <text:p text:style-name="P14">Nome do participante</text:p>
            </text:list-item>
            <text:list-item>
              <text:p text:style-name="P14">Curso</text:p>
            </text:list-item>
            <text:list-item>
              <text:p text:style-name="P14"><text:soft-page-break/>Data de emissão</text:p>
            </text:list-item>
            <text:list-item>
              <text:p text:style-name="P14">Status</text:p>
            </text:list-item>
            <text:list-item>
              <text:p text:style-name="P14">Botões de ação</text:p>
              <text:list>
                <text:list-item>
                  <text:p text:style-name="P14">Excluir</text:p>
                </text:list-item>
                <text:list-item>
                  <text:p text:style-name="P14">Editar</text:p>
                  <text:p text:style-name="P14"/>
                </text:list-item>
              </text:list>
            </text:list-item>
          </text:list>
        </text:list-item>
        <text:list-item>
          <text:p text:style-name="P15">Criar certificados:</text:p>
          <text:list>
            <text:list-item>
              <text:p text:style-name="P15">listar as instituições</text:p>
            </text:list-item>
            <text:list-item>
              <text:p text:style-name="P15">Listar alunos ativos</text:p>
            </text:list-item>
            <text:list-item>
              <text:p text:style-name="P15">Receber objeto contendo</text:p>
              <text:list>
                <text:list-item>
                  <text:p text:style-name="P15">id do curso</text:p>
                </text:list-item>
                <text:list-item>
                  <text:p text:style-name="P15">id do aluno</text:p>
                </text:list-item>
                <text:list-item>
                  <text:p text:style-name="P15">data de inicio</text:p>
                </text:list-item>
                <text:list-item>
                  <text:p text:style-name="P15">data de término</text:p>
                  <text:p text:style-name="P15"/>
                </text:list-item>
              </text:list>
            </text:list-item>
            <text:list-item>
              <text:p text:style-name="P15">Gerar certificado com os dados:</text:p>
              <text:list>
                <text:list-item>
                  <text:p text:style-name="P15">Nome da instituiçãoCursos</text:p>
                </text:list-item>
                <text:list-item>
                  <text:p text:style-name="P15">Nome do aluno</text:p>
                </text:list-item>
                <text:list-item>
                  <text:p text:style-name="P15">Nome do curso</text:p>
                </text:list-item>
                <text:list-item>
                  <text:p text:style-name="P15">Data de início</text:p>
                </text:list-item>
                <text:list-item>
                  <text:p text:style-name="P15">Data de término</text:p>
                </text:list-item>
                <text:list-item>
                  <text:p text:style-name="P15">Quantidade de horas</text:p>
                </text:list-item>
                <text:list-item>
                  <text:p text:style-name="P15">Data de emissão</text:p>
                </text:list-item>
                <text:list-item>
                  <text:p text:style-name="P15">Código do certificado com 8 caracteres alfanuméricos aleatórios</text:p>
                  <text:p text:style-name="P15"/>
                </text:list-item>
              </text:list>
            </text:list-item>
            <text:list-item>
              <text:p text:style-name="P15">Gerar um hash do certificado <text:span text:style-name="T8">contendo os dados:</text:span></text:p>
              <text:list>
                <text:list-item>
                  <text:p text:style-name="P16">hash do certificados</text:p>
                </text:list-item>
                <text:list-item>
                  <text:p text:style-name="P16">código do certificados</text:p>
                </text:list-item>
                <text:list-item>
                  <text:p text:style-name="P16">nome da instituição</text:p>
                </text:list-item>
                <text:list-item>
                  <text:p text:style-name="P16">situação do certtificado</text:p>
                </text:list-item>
                <text:list-item>
                  <text:p text:style-name="P16">timestamp da gravação</text:p>
                </text:list-item>
                <text:list-item>
                  <text:p text:style-name="P16">endereço quem assinou na web3 (plataforma)</text:p>
                  <text:p text:style-name="P16"/>
                </text:list-item>
              </text:list>
            </text:list-item>
          </text:list>
        </text:list-item>
        <text:list-item>
          <text:p text:style-name="P16">Alteração de dados do certificados</text:p>
          <text:list>
            <text:list-item>
              <text:p text:style-name="P16">Listar os dados do certificado que será alterado.</text:p>
            </text:list-item>
            <text:list-item>
              <text:p text:style-name="P16">Criar um novo certificado</text:p>
            </text:list-item>
            <text:list-item>
              <text:p text:style-name="P16">Alterar o status do certificado alterado para cancelado na web3</text:p>
              <text:p text:style-name="P18"/>
            </text:list-item>
          </text:list>
        </text:list-item>
      </text:list>
      <text:p text:style-name="P7">3) Cursos</text:p>
      <text:list text:style-name="L14">
        <text:list-item>
          <text:p text:style-name="P22">Apresentar a tela inicial com uma lista dos cursos cadastrados contendo</text:p>
          <text:list>
            <text:list-item>
              <text:p text:style-name="P22">Nome do curso</text:p>
            </text:list-item>
            <text:list-item>
              <text:p text:style-name="P22">Carga horária</text:p>
            </text:list-item>
            <text:list-item>
              <text:p text:style-name="P22">Status</text:p>
            </text:list-item>
            <text:list-item>
              <text:p text:style-name="P22">Quatidade de alunos cadastrados</text:p>
            </text:list-item>
          </text:list>
        </text:list-item>
      </text:list>
      <text:p text:style-name="P17"/>
      <text:p text:style-name="P17"/>
      <text:p text:style-name="P17"/>
      <text:p text:style-name="P13"/>
      <text:p text:style-name="P13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26"/>
      <text:p text:style-name="P26"/>
      <text:p text:style-name="P26"/>
      <text:p text:style-name="P27">Entiddes:</text:p>
      <text:p text:style-name="P26"/>
      <text:list text:style-name="L8">
        <text:list-item>
          <text:p text:style-name="P28"><text:span text:style-name="T5">Usuário</text:span></text:p>
          <text:list>
            <text:list-item>
              <text:p text:style-name="P25">e-mail</text:p>
            </text:list-item>
            <text:list-item>
              <text:p text:style-name="P25">senha</text:p>
              <text:p text:style-name="P25"/>
            </text:list-item>
          </text:list>
        </text:list-item>
        <text:list-item>
          <text:p text:style-name="P25">Instituição</text:p>
          <text:list>
            <text:list-item>
              <text:p text:style-name="P25">Nome da instituição</text:p>
            </text:list-item>
            <text:list-item>
              <text:p text:style-name="P25">CNPJ </text:p>
            </text:list-item>
            <text:list-item>
              <text:p text:style-name="P25">Endereço</text:p>
            </text:list-item>
            <text:list-item>
              <text:p text:style-name="P25">Número</text:p>
            </text:list-item>
            <text:list-item>
              <text:p text:style-name="P25">Complemento</text:p>
            </text:list-item>
            <text:list-item>
              <text:p text:style-name="P25">Bairro</text:p>
            </text:list-item>
            <text:list-item>
              <text:p text:style-name="P25">Cidade</text:p>
            </text:list-item>
            <text:list-item>
              <text:p text:style-name="P25">UF</text:p>
            </text:list-item>
            <text:list-item>
              <text:p text:style-name="P25">CEP</text:p>
            </text:list-item>
            <text:list-item>
              <text:p text:style-name="P25">Telefone</text:p>
              <text:p text:style-name="P25"/>
            </text:list-item>
          </text:list>
        </text:list-item>
        <text:list-item>
          <text:p text:style-name="P25">Curso</text:p>
          <text:list>
            <text:list-item>
              <text:p text:style-name="P25">id curso</text:p>
            </text:list-item>
            <text:list-item>
              <text:p text:style-name="P25">nome do curso</text:p>
            </text:list-item>
            <text:list-item>
              <text:p text:style-name="P25">Tempo em horas</text:p>
            </text:list-item>
            <text:list-item>
              <text:p text:style-name="P25">Data início</text:p>
            </text:list-item>
            <text:list-item>
              <text:p text:style-name="P25">Data término</text:p>
            </text:list-item>
            <text:list-item>
              <text:p text:style-name="P25">ativo</text:p>
              <text:p text:style-name="P25"/>
            </text:list-item>
          </text:list>
        </text:list-item>
        <text:list-item>
          <text:p text:style-name="P25">professor</text:p>
          <text:list>
            <text:list-item>
              <text:p text:style-name="P25">nome do professor</text:p>
            </text:list-item>
            <text:list-item>
              <text:p text:style-name="P29">ativo</text:p>
              <text:p text:style-name="P29"/>
            </text:list-item>
          </text:list>
        </text:list-item>
        <text:list-item>
          <text:p text:style-name="P25">Aluno</text:p>
          <text:list>
            <text:list-item>
              <text:p text:style-name="P29">nome do aluno</text:p>
            </text:list-item>
            <text:list-item>
              <text:p text:style-name="P29">curso que está fazendo</text:p>
            </text:list-item>
            <text:list-item>
              <text:p text:style-name="P24">ativo</text:p>
              <text:p text:style-name="P29"/>
            </text:list-item>
          </text:list>
        </text:list-item>
        <text:list-item>
          <text:p text:style-name="P25">Tipo de plano (enum)</text:p>
          <text:list>
            <text:list-item>
              <text:p text:style-name="P24">Free</text:p>
            </text:list-item>
            <text:list-item>
              <text:p text:style-name="P24">Inicial</text:p>
            </text:list-item>
            <text:list-item>
              <text:p text:style-name="P24">Básico</text:p>
            </text:list-item>
            <text:list-item>
              <text:p text:style-name="P24">Premium</text:p>
            </text:list-item>
          </text:list>
        </text:list-item>
      </text:list>
      <text:p text:style-name="P26"/>
      <text:list text:continue-numbering="true" text:style-name="L8">
        <text:list-item>
          <text:p text:style-name="P25"><text:span text:style-name="T6">C</text:span>ertificado</text:p>
          <text:list>
            <text:list-item>
              <text:p text:style-name="P24">id aluno</text:p>
            </text:list-item>
            <text:list-item>
              <text:p text:style-name="P24">hash certificado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, apple-system, BlinkMacSystemFont, 'Segoe UI', Roboto, Oxygen, Ubuntu, Cantarell, 'Fira Sans', 'Droid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9T10:46:00.627000000</meta:creation-date>
    <dc:date>2026-01-09T21:11:32.654000000</dc:date>
    <meta:editing-duration>PT2H5M11S</meta:editing-duration>
    <meta:editing-cycles>3</meta:editing-cycles>
    <meta:generator>LibreOffice/24.2.5.2$Windows_X86_64 LibreOffice_project/bffef4ea93e59bebbeaf7f431bb02b1a39ee8a59</meta:generator>
    <meta:document-statistic meta:table-count="0" meta:image-count="0" meta:object-count="0" meta:page-count="5" meta:paragraph-count="169" meta:word-count="681" meta:character-count="3518" meta:non-whitespace-character-count="3149"/>
  </office:meta>
</office:document-meta>
</file>